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8cc94" officeooo:paragraph-rsid="0018cc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3944650576464">
          <table:table-cell table:style-name="Table1.A1" office:value-type="string">
            <text:p text:style-name="P1">Header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446505764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6T22:04:58.231505317</meta:creation-date>
    <dc:date>2021-07-06T22:06:08.182501195</dc:date>
    <meta:editing-duration>PT1M11S</meta:editing-duration>
    <meta:editing-cycles>1</meta:editing-cycles>
    <meta:document-statistic meta:table-count="1" meta:image-count="0" meta:object-count="0" meta:page-count="2" meta:paragraph-count="1" meta:word-count="1" meta:character-count="6" meta:non-whitespace-character-count="6"/>
    <meta:generator>LibreOfficeDev/7.3.0.0.alpha0$Linux_X86_64 LibreOffice_project/2cff0a92c3618efacf7264d0b31ab636a886fc41</meta:generator>
  </office:meta>
</office:document-meta>
</file>